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6pt" fo:color="#000000" fo:font-family="Sans"/>
    </style:style>
    <style:style style:name="ACE-1" style:family="table-cell" style:data-style-name="General">
      <style:table-cell-properties fo:background-color="#ffffff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Sans"/>
    </style:style>
    <style:style style:name="ACE-3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6pt" fo:color="#000000" fo:font-family="Sans"/>
    </style:style>
    <style:style style:name="ACE-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Sans"/>
    </style:style>
    <style:style style:name="ACE-6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6pt" fo:color="#000000" fo:font-family="Sans"/>
    </style:style>
    <style:style style:name="ACE-7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Sans"/>
    </style:style>
    <style:style style:name="ACE-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Sans"/>
    </style:style>
    <style:style style:name="ACE-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Sans"/>
    </style:style>
    <style:style style:name="ACE-1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OL-1" style:family="table-column">
      <style:table-column-properties style:column-width="66.10147244425745pt" style:use-optimal-column-width="true"/>
    </style:style>
    <style:style style:name="ACOL-2" style:family="table-column">
      <style:table-column-properties style:column-width="111pt" style:use-optimal-column-width="false"/>
    </style:style>
    <style:style style:name="ACOL-3" style:family="table-column">
      <style:table-column-properties style:column-width="117.76457719814891pt" style:use-optimal-column-width="false"/>
    </style:style>
    <style:style style:name="ACOL-4" style:family="table-column">
      <style:table-column-properties style:column-width="102pt" style:use-optimal-column-width="false"/>
    </style:style>
    <style:style style:name="ACOL-5" style:family="table-column"/>
    <style:style style:name="AROW-1" style:family="table-row">
      <style:table-row-properties style:row-height="24.75pt" style:use-optimal-row-height="false"/>
    </style:style>
    <style:style style:name="AROW-2" style:family="table-row">
      <style:table-row-properties style:row-height="1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2" table:style-name="ACOL-1"/>
        <table:table-column table:default-cell-style-name="ACE-2" table:style-name="ACOL-2"/>
        <table:table-column table:style-name="ACOL-1"/>
        <table:table-column table:default-cell-style-name="ACE-2" table:style-name="ACOL-1"/>
        <table:table-column table:default-cell-style-name="ACE-2" table:style-name="ACOL-3"/>
        <table:table-column table:default-cell-style-name="ACE-2" table:style-name="ACOL-4"/>
        <table:table-column table:style-name="ACOL-1" table:number-columns-repeated="1018"/>
        <table:table-column table:default-cell-style-name="ACE-8" table:style-name="ACOL-0" table:number-columns-repeated="15360"/>
        <table:table-row table:style-name="AROW-1">
          <table:table-cell table:number-columns-spanned="2" table:style-name="ACE-0" office:value-type="string">
            <text:p>Phi Decimal Digits</text:p>
          </table:table-cell>
          <table:covered-table-cell/>
          <table:table-cell table:style-name="ACE-4"/>
          <table:table-cell table:number-columns-spanned="3" table:style-name="ACE-0" office:value-type="string">
            <text:p>Fibonacci Series</text:p>
          </table:table-cell>
          <table:covered-table-cell table:number-columns-repeated="2"/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1" office:value-type="string">
            <text:p>d</text:p>
          </table:table-cell>
          <table:table-cell table:style-name="ACE-1" office:value-type="string">
            <text:p>Fib(d)</text:p>
          </table:table-cell>
          <table:table-cell table:style-name="Gnumeric-default"/>
          <table:table-cell table:style-name="ACE-1" office:value-type="string">
            <text:p>n</text:p>
          </table:table-cell>
          <table:table-cell table:style-name="ACE-1" office:value-type="string">
            <text:p>Fib(n)</text:p>
          </table:table-cell>
          <table:table-cell table:style-name="ACE-1" office:value-type="string">
            <text:p>Golden Ratio</text:p>
          </table:table-cell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6">
            <text:p>6</text:p>
          </table:table-cell>
          <table:table-cell table:style-name="ACE-2" table:formula="of:=VLOOKUP([.A3];[.D$3:.E$12];2)" office:value-type="float" office:value="8">
            <text:p>8</text:p>
          </table:table-cell>
          <table:table-cell table:style-name="Gnumeric-default"/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7"/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1">
            <text:p>1</text:p>
          </table:table-cell>
          <table:table-cell table:style-name="ACE-2" table:formula="of:=VLOOKUP([.A4];[.D$3:.E$12];2)" office:value-type="float" office:value="1">
            <text:p>1</text:p>
          </table:table-cell>
          <table:table-cell table:style-name="Gnumeric-default"/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7"/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8">
            <text:p>8</text:p>
          </table:table-cell>
          <table:table-cell table:style-name="ACE-2" table:formula="of:=VLOOKUP([.A5];[.D$3:.E$12];2)" office:value-type="float" office:value="21">
            <text:p>21</text:p>
          </table:table-cell>
          <table:table-cell table:style-name="Gnumeric-default"/>
          <table:table-cell table:style-name="ACE-2" office:value-type="float" office:value="2">
            <text:p>2</text:p>
          </table:table-cell>
          <table:table-cell table:style-name="ACE-2" table:formula="of:=[.E3]+[.E4]" office:value-type="float" office:value="1">
            <text:p>1</text:p>
          </table:table-cell>
          <table:table-cell table:style-name="ACE-7"/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0">
            <text:p>0</text:p>
          </table:table-cell>
          <table:table-cell table:style-name="ACE-2" table:formula="of:=VLOOKUP([.A6];[.D$3:.E$12];2)" office:value-type="float" office:value="0">
            <text:p>0</text:p>
          </table:table-cell>
          <table:table-cell table:style-name="Gnumeric-default"/>
          <table:table-cell table:style-name="ACE-2" office:value-type="float" office:value="3">
            <text:p>3</text:p>
          </table:table-cell>
          <table:table-cell table:style-name="ACE-2" table:formula="of:=[.E4]+[.E5]" office:value-type="float" office:value="2">
            <text:p>2</text:p>
          </table:table-cell>
          <table:table-cell table:style-name="ACE-7"/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3">
            <text:p>3</text:p>
          </table:table-cell>
          <table:table-cell table:style-name="ACE-2" table:formula="of:=VLOOKUP([.A7];[.D$3:.E$12];2)" office:value-type="float" office:value="2">
            <text:p>2</text:p>
          </table:table-cell>
          <table:table-cell table:style-name="Gnumeric-default"/>
          <table:table-cell table:style-name="ACE-2" office:value-type="float" office:value="4">
            <text:p>4</text:p>
          </table:table-cell>
          <table:table-cell table:style-name="ACE-2" table:formula="of:=[.E5]+[.E6]" office:value-type="float" office:value="3">
            <text:p>3</text:p>
          </table:table-cell>
          <table:table-cell table:style-name="ACE-7" table:formula="of:=[.E7]/[.E6]" office:value-type="float" office:value="1.5">
            <text:p>1.5000000</text:p>
          </table:table-cell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3">
            <text:p>3</text:p>
          </table:table-cell>
          <table:table-cell table:style-name="ACE-2" table:formula="of:=VLOOKUP([.A8];[.D$3:.E$12];2)" office:value-type="float" office:value="2">
            <text:p>2</text:p>
          </table:table-cell>
          <table:table-cell table:style-name="Gnumeric-default"/>
          <table:table-cell table:style-name="ACE-2" office:value-type="float" office:value="5">
            <text:p>5</text:p>
          </table:table-cell>
          <table:table-cell table:style-name="ACE-2" table:formula="of:=[.E6]+[.E7]" office:value-type="float" office:value="5">
            <text:p>5</text:p>
          </table:table-cell>
          <table:table-cell table:style-name="ACE-7" table:formula="of:=[.E8]/[.E7]" office:value-type="float" office:value="1.6666666666666667">
            <text:p>1.6666667</text:p>
          </table:table-cell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9">
            <text:p>9</text:p>
          </table:table-cell>
          <table:table-cell table:style-name="ACE-2" table:formula="of:=VLOOKUP([.A9];[.D$3:.E$12];2)" office:value-type="float" office:value="34">
            <text:p>34</text:p>
          </table:table-cell>
          <table:table-cell table:style-name="Gnumeric-default"/>
          <table:table-cell table:style-name="ACE-2" office:value-type="float" office:value="6">
            <text:p>6</text:p>
          </table:table-cell>
          <table:table-cell table:style-name="ACE-2" table:formula="of:=[.E7]+[.E8]" office:value-type="float" office:value="8">
            <text:p>8</text:p>
          </table:table-cell>
          <table:table-cell table:style-name="ACE-7" table:formula="of:=[.E9]/[.E8]" office:value-type="float" office:value="1.6000000000000001">
            <text:p>1.6000000</text:p>
          </table:table-cell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8">
            <text:p>8</text:p>
          </table:table-cell>
          <table:table-cell table:style-name="ACE-2" table:formula="of:=VLOOKUP([.A10];[.D$3:.E$12];2)" office:value-type="float" office:value="21">
            <text:p>21</text:p>
          </table:table-cell>
          <table:table-cell table:style-name="Gnumeric-default"/>
          <table:table-cell table:style-name="ACE-2" office:value-type="float" office:value="7">
            <text:p>7</text:p>
          </table:table-cell>
          <table:table-cell table:style-name="ACE-2" table:formula="of:=[.E8]+[.E9]" office:value-type="float" office:value="13">
            <text:p>13</text:p>
          </table:table-cell>
          <table:table-cell table:style-name="ACE-7" table:formula="of:=[.E10]/[.E9]" office:value-type="float" office:value="1.625">
            <text:p>1.6250000</text:p>
          </table:table-cell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8">
            <text:p>8</text:p>
          </table:table-cell>
          <table:table-cell table:style-name="ACE-2" table:formula="of:=VLOOKUP([.A11];[.D$3:.E$12];2)" office:value-type="float" office:value="21">
            <text:p>21</text:p>
          </table:table-cell>
          <table:table-cell table:style-name="Gnumeric-default"/>
          <table:table-cell table:style-name="ACE-2" office:value-type="float" office:value="8">
            <text:p>8</text:p>
          </table:table-cell>
          <table:table-cell table:style-name="ACE-2" table:formula="of:=[.E9]+[.E10]" office:value-type="float" office:value="21">
            <text:p>21</text:p>
          </table:table-cell>
          <table:table-cell table:style-name="ACE-7" table:formula="of:=[.E11]/[.E10]" office:value-type="float" office:value="1.6153846153846154">
            <text:p>1.6153846</text:p>
          </table:table-cell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7">
            <text:p>7</text:p>
          </table:table-cell>
          <table:table-cell table:style-name="ACE-2" table:formula="of:=VLOOKUP([.A12];[.D$3:.E$12];2)" office:value-type="float" office:value="13">
            <text:p>13</text:p>
          </table:table-cell>
          <table:table-cell table:style-name="Gnumeric-default"/>
          <table:table-cell table:style-name="ACE-2" office:value-type="float" office:value="9">
            <text:p>9</text:p>
          </table:table-cell>
          <table:table-cell table:style-name="ACE-2" table:formula="of:=[.E10]+[.E11]" office:value-type="float" office:value="34">
            <text:p>34</text:p>
          </table:table-cell>
          <table:table-cell table:style-name="ACE-7" table:formula="of:=[.E12]/[.E11]" office:value-type="float" office:value="1.6190476190476191">
            <text:p>1.6190476</text:p>
          </table:table-cell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4">
            <text:p>4</text:p>
          </table:table-cell>
          <table:table-cell table:style-name="ACE-2" table:formula="of:=VLOOKUP([.A13];[.D$3:.E$12];2)" office:value-type="float" office:value="3">
            <text:p>3</text:p>
          </table:table-cell>
          <table:table-cell table:style-name="Gnumeric-default"/>
          <table:table-cell table:style-name="ACE-2" office:value-type="float" office:value="10">
            <text:p>10</text:p>
          </table:table-cell>
          <table:table-cell table:style-name="ACE-2" table:formula="of:=[.E11]+[.E12]" office:value-type="float" office:value="55">
            <text:p>55</text:p>
          </table:table-cell>
          <table:table-cell table:style-name="ACE-7" table:formula="of:=[.E13]/[.E12]" office:value-type="float" office:value="1.6176470588235294">
            <text:p>1.6176471</text:p>
          </table:table-cell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9">
            <text:p>9</text:p>
          </table:table-cell>
          <table:table-cell table:style-name="ACE-2" table:formula="of:=VLOOKUP([.A14];[.D$3:.E$12];2)" office:value-type="float" office:value="34">
            <text:p>34</text:p>
          </table:table-cell>
          <table:table-cell table:style-name="Gnumeric-default"/>
          <table:table-cell table:style-name="ACE-2" office:value-type="float" office:value="11">
            <text:p>11</text:p>
          </table:table-cell>
          <table:table-cell table:style-name="ACE-2" table:formula="of:=[.E12]+[.E13]" office:value-type="float" office:value="89">
            <text:p>89</text:p>
          </table:table-cell>
          <table:table-cell table:style-name="ACE-7" table:formula="of:=[.E14]/[.E13]" office:value-type="float" office:value="1.6181818181818182">
            <text:p>1.6181818</text:p>
          </table:table-cell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8">
            <text:p>8</text:p>
          </table:table-cell>
          <table:table-cell table:style-name="ACE-2" table:formula="of:=VLOOKUP([.A15];[.D$3:.E$12];2)" office:value-type="float" office:value="21">
            <text:p>21</text:p>
          </table:table-cell>
          <table:table-cell table:style-name="Gnumeric-default"/>
          <table:table-cell table:style-name="ACE-2" office:value-type="float" office:value="12">
            <text:p>12</text:p>
          </table:table-cell>
          <table:table-cell table:style-name="ACE-2" table:formula="of:=[.E13]+[.E14]" office:value-type="float" office:value="144">
            <text:p>144</text:p>
          </table:table-cell>
          <table:table-cell table:style-name="ACE-7" table:formula="of:=[.E15]/[.E14]" office:value-type="float" office:value="1.6179775280898876">
            <text:p>1.6179775</text:p>
          </table:table-cell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9">
            <text:p>9</text:p>
          </table:table-cell>
          <table:table-cell table:style-name="ACE-2" table:formula="of:=VLOOKUP([.A16];[.D$3:.E$12];2)" office:value-type="float" office:value="34">
            <text:p>34</text:p>
          </table:table-cell>
          <table:table-cell table:style-name="Gnumeric-default"/>
          <table:table-cell table:style-name="ACE-2" office:value-type="float" office:value="13">
            <text:p>13</text:p>
          </table:table-cell>
          <table:table-cell table:style-name="ACE-2" table:formula="of:=[.E14]+[.E15]" office:value-type="float" office:value="233">
            <text:p>233</text:p>
          </table:table-cell>
          <table:table-cell table:style-name="ACE-7" table:formula="of:=[.E16]/[.E15]" office:value-type="float" office:value="1.6180555555555556">
            <text:p>1.6180556</text:p>
          </table:table-cell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4">
            <text:p>4</text:p>
          </table:table-cell>
          <table:table-cell table:style-name="ACE-2" table:formula="of:=VLOOKUP([.A17];[.D$3:.E$12];2)" office:value-type="float" office:value="3">
            <text:p>3</text:p>
          </table:table-cell>
          <table:table-cell table:style-name="Gnumeric-default"/>
          <table:table-cell table:style-name="ACE-2" office:value-type="float" office:value="14">
            <text:p>14</text:p>
          </table:table-cell>
          <table:table-cell table:style-name="ACE-2" table:formula="of:=[.E15]+[.E16]" office:value-type="float" office:value="377">
            <text:p>377</text:p>
          </table:table-cell>
          <table:table-cell table:style-name="ACE-7" table:formula="of:=[.E17]/[.E16]" office:value-type="float" office:value="1.6180257510729614">
            <text:p>1.6180258</text:p>
          </table:table-cell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8">
            <text:p>8</text:p>
          </table:table-cell>
          <table:table-cell table:style-name="ACE-2" table:formula="of:=VLOOKUP([.A18];[.D$3:.E$12];2)" office:value-type="float" office:value="21">
            <text:p>21</text:p>
          </table:table-cell>
          <table:table-cell table:style-name="Gnumeric-default"/>
          <table:table-cell table:style-name="ACE-2" office:value-type="float" office:value="15">
            <text:p>15</text:p>
          </table:table-cell>
          <table:table-cell table:style-name="ACE-2" table:formula="of:=[.E16]+[.E17]" office:value-type="float" office:value="610">
            <text:p>610</text:p>
          </table:table-cell>
          <table:table-cell table:style-name="ACE-7" table:formula="of:=[.E18]/[.E17]" office:value-type="float" office:value="1.6180371352785146">
            <text:p>1.6180371</text:p>
          </table:table-cell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4">
            <text:p>4</text:p>
          </table:table-cell>
          <table:table-cell table:style-name="ACE-2" table:formula="of:=VLOOKUP([.A19];[.D$3:.E$12];2)" office:value-type="float" office:value="3">
            <text:p>3</text:p>
          </table:table-cell>
          <table:table-cell table:style-name="Gnumeric-default"/>
          <table:table-cell table:style-name="ACE-2" office:value-type="float" office:value="16">
            <text:p>16</text:p>
          </table:table-cell>
          <table:table-cell table:style-name="ACE-2" table:formula="of:=[.E17]+[.E18]" office:value-type="float" office:value="987">
            <text:p>987</text:p>
          </table:table-cell>
          <table:table-cell table:style-name="ACE-7" table:formula="of:=[.E19]/[.E18]" office:value-type="float" office:value="1.618032786885246">
            <text:p>1.6180328</text:p>
          </table:table-cell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8">
            <text:p>8</text:p>
          </table:table-cell>
          <table:table-cell table:style-name="ACE-2" table:formula="of:=VLOOKUP([.A20];[.D$3:.E$12];2)" office:value-type="float" office:value="21">
            <text:p>21</text:p>
          </table:table-cell>
          <table:table-cell table:style-name="Gnumeric-default"/>
          <table:table-cell table:style-name="ACE-2" office:value-type="float" office:value="17">
            <text:p>17</text:p>
          </table:table-cell>
          <table:table-cell table:style-name="ACE-2" table:formula="of:=[.E18]+[.E19]" office:value-type="float" office:value="1597">
            <text:p>1597</text:p>
          </table:table-cell>
          <table:table-cell table:style-name="ACE-7" table:formula="of:=[.E20]/[.E19]" office:value-type="float" office:value="1.6180344478216819">
            <text:p>1.6180344</text:p>
          </table:table-cell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2">
            <text:p>2</text:p>
          </table:table-cell>
          <table:table-cell table:style-name="ACE-2" table:formula="of:=VLOOKUP([.A21];[.D$3:.E$12];2)" office:value-type="float" office:value="1">
            <text:p>1</text:p>
          </table:table-cell>
          <table:table-cell table:style-name="Gnumeric-default"/>
          <table:table-cell table:style-name="ACE-2" office:value-type="float" office:value="18">
            <text:p>18</text:p>
          </table:table-cell>
          <table:table-cell table:style-name="ACE-2" table:formula="of:=[.E19]+[.E20]" office:value-type="float" office:value="2584">
            <text:p>2584</text:p>
          </table:table-cell>
          <table:table-cell table:style-name="ACE-7" table:formula="of:=[.E21]/[.E20]" office:value-type="float" office:value="1.6180338134001253">
            <text:p>1.6180338</text:p>
          </table:table-cell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0">
            <text:p>0</text:p>
          </table:table-cell>
          <table:table-cell table:style-name="ACE-2" table:formula="of:=VLOOKUP([.A22];[.D$3:.E$12];2)" office:value-type="float" office:value="0">
            <text:p>0</text:p>
          </table:table-cell>
          <table:table-cell table:style-name="Gnumeric-default"/>
          <table:table-cell table:style-name="ACE-2" office:value-type="float" office:value="19">
            <text:p>19</text:p>
          </table:table-cell>
          <table:table-cell table:style-name="ACE-2" table:formula="of:=[.E20]+[.E21]" office:value-type="float" office:value="4181">
            <text:p>4181</text:p>
          </table:table-cell>
          <table:table-cell table:style-name="ACE-7" table:formula="of:=[.E22]/[.E21]" office:value-type="float" office:value="1.6180340557275541">
            <text:p>1.6180341</text:p>
          </table:table-cell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4">
            <text:p>4</text:p>
          </table:table-cell>
          <table:table-cell table:style-name="ACE-2" table:formula="of:=VLOOKUP([.A23];[.D$3:.E$12];2)" office:value-type="float" office:value="3">
            <text:p>3</text:p>
          </table:table-cell>
          <table:table-cell table:style-name="Gnumeric-default"/>
          <table:table-cell table:style-name="ACE-2" office:value-type="float" office:value="20">
            <text:p>20</text:p>
          </table:table-cell>
          <table:table-cell table:style-name="ACE-2" table:formula="of:=[.E21]+[.E22]" office:value-type="float" office:value="6765">
            <text:p>6765</text:p>
          </table:table-cell>
          <table:table-cell table:style-name="ACE-7" table:formula="of:=[.E23]/[.E22]" office:value-type="float" office:value="1.6180339631667064">
            <text:p>1.6180340</text:p>
          </table:table-cell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5">
            <text:p>5</text:p>
          </table:table-cell>
          <table:table-cell table:style-name="ACE-2" table:formula="of:=VLOOKUP([.A24];[.D$3:.E$12];2)" office:value-type="float" office:value="5">
            <text:p>5</text:p>
          </table:table-cell>
          <table:table-cell table:style-name="Gnumeric-default"/>
          <table:table-cell table:style-name="ACE-2" office:value-type="float" office:value="21">
            <text:p>21</text:p>
          </table:table-cell>
          <table:table-cell table:style-name="ACE-2" table:formula="of:=[.E22]+[.E23]" office:value-type="float" office:value="10946">
            <text:p>10946</text:p>
          </table:table-cell>
          <table:table-cell table:style-name="ACE-7" table:formula="of:=[.E24]/[.E23]" office:value-type="float" office:value="1.6180339985218033">
            <text:p>1.6180340</text:p>
          </table:table-cell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8">
            <text:p>8</text:p>
          </table:table-cell>
          <table:table-cell table:style-name="ACE-2" table:formula="of:=VLOOKUP([.A25];[.D$3:.E$12];2)" office:value-type="float" office:value="21">
            <text:p>21</text:p>
          </table:table-cell>
          <table:table-cell table:style-name="Gnumeric-default"/>
          <table:table-cell table:number-columns-repeated="3" table:style-name="ACE-2"/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6">
            <text:p>6</text:p>
          </table:table-cell>
          <table:table-cell table:style-name="ACE-2" table:formula="of:=VLOOKUP([.A26];[.D$3:.E$12];2)" office:value-type="float" office:value="8">
            <text:p>8</text:p>
          </table:table-cell>
          <table:table-cell table:style-name="Gnumeric-default"/>
          <table:table-cell table:number-columns-repeated="3" table:style-name="ACE-2"/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8">
            <text:p>8</text:p>
          </table:table-cell>
          <table:table-cell table:style-name="ACE-2" table:formula="of:=VLOOKUP([.A27];[.D$3:.E$12];2)" office:value-type="float" office:value="21">
            <text:p>21</text:p>
          </table:table-cell>
          <table:table-cell table:style-name="Gnumeric-default"/>
          <table:table-cell table:number-columns-repeated="3" table:style-name="ACE-2"/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3">
            <text:p>3</text:p>
          </table:table-cell>
          <table:table-cell table:style-name="ACE-2" table:formula="of:=VLOOKUP([.A28];[.D$3:.E$12];2)" office:value-type="float" office:value="2">
            <text:p>2</text:p>
          </table:table-cell>
          <table:table-cell table:style-name="Gnumeric-default"/>
          <table:table-cell table:number-columns-repeated="3" table:style-name="ACE-2"/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4">
            <text:p>4</text:p>
          </table:table-cell>
          <table:table-cell table:style-name="ACE-2" table:formula="of:=VLOOKUP([.A29];[.D$3:.E$12];2)" office:value-type="float" office:value="3">
            <text:p>3</text:p>
          </table:table-cell>
          <table:table-cell table:style-name="Gnumeric-default"/>
          <table:table-cell table:number-columns-repeated="3" table:style-name="ACE-2"/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3">
            <text:p>3</text:p>
          </table:table-cell>
          <table:table-cell table:style-name="ACE-2" table:formula="of:=VLOOKUP([.A30];[.D$3:.E$12];2)" office:value-type="float" office:value="2">
            <text:p>2</text:p>
          </table:table-cell>
          <table:table-cell table:style-name="Gnumeric-default"/>
          <table:table-cell table:number-columns-repeated="3" table:style-name="ACE-2"/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6">
            <text:p>6</text:p>
          </table:table-cell>
          <table:table-cell table:style-name="ACE-2" table:formula="of:=VLOOKUP([.A31];[.D$3:.E$12];2)" office:value-type="float" office:value="8">
            <text:p>8</text:p>
          </table:table-cell>
          <table:table-cell table:style-name="Gnumeric-default"/>
          <table:table-cell table:number-columns-repeated="3" table:style-name="ACE-2"/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5">
            <text:p>5</text:p>
          </table:table-cell>
          <table:table-cell table:style-name="ACE-2" table:formula="of:=VLOOKUP([.A32];[.D$3:.E$12];2)" office:value-type="float" office:value="5">
            <text:p>5</text:p>
          </table:table-cell>
          <table:table-cell table:style-name="Gnumeric-default"/>
          <table:table-cell table:number-columns-repeated="3" table:style-name="ACE-2"/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6">
            <text:p>6</text:p>
          </table:table-cell>
          <table:table-cell table:style-name="ACE-2" table:formula="of:=VLOOKUP([.A33];[.D$3:.E$12];2)" office:value-type="float" office:value="8">
            <text:p>8</text:p>
          </table:table-cell>
          <table:table-cell table:style-name="Gnumeric-default"/>
          <table:table-cell table:number-columns-repeated="3" table:style-name="ACE-2"/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3">
            <text:p>3</text:p>
          </table:table-cell>
          <table:table-cell table:style-name="ACE-2" table:formula="of:=VLOOKUP([.A34];[.D$3:.E$12];2)" office:value-type="float" office:value="2">
            <text:p>2</text:p>
          </table:table-cell>
          <table:table-cell table:style-name="Gnumeric-default"/>
          <table:table-cell table:number-columns-repeated="3" table:style-name="ACE-2"/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8">
            <text:p>8</text:p>
          </table:table-cell>
          <table:table-cell table:style-name="ACE-2" table:formula="of:=VLOOKUP([.A35];[.D$3:.E$12];2)" office:value-type="float" office:value="21">
            <text:p>21</text:p>
          </table:table-cell>
          <table:table-cell table:style-name="Gnumeric-default"/>
          <table:table-cell table:number-columns-repeated="3" table:style-name="ACE-2"/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1">
            <text:p>1</text:p>
          </table:table-cell>
          <table:table-cell table:style-name="ACE-2" table:formula="of:=VLOOKUP([.A36];[.D$3:.E$12];2)" office:value-type="float" office:value="1">
            <text:p>1</text:p>
          </table:table-cell>
          <table:table-cell table:style-name="Gnumeric-default"/>
          <table:table-cell table:number-columns-repeated="3" table:style-name="ACE-2"/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1">
            <text:p>1</text:p>
          </table:table-cell>
          <table:table-cell table:style-name="ACE-2" table:formula="of:=VLOOKUP([.A37];[.D$3:.E$12];2)" office:value-type="float" office:value="1">
            <text:p>1</text:p>
          </table:table-cell>
          <table:table-cell table:style-name="Gnumeric-default"/>
          <table:table-cell table:number-columns-repeated="3" table:style-name="ACE-2"/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7">
            <text:p>7</text:p>
          </table:table-cell>
          <table:table-cell table:style-name="ACE-2" table:formula="of:=VLOOKUP([.A38];[.D$3:.E$12];2)" office:value-type="float" office:value="13">
            <text:p>13</text:p>
          </table:table-cell>
          <table:table-cell table:style-name="Gnumeric-default"/>
          <table:table-cell table:number-columns-repeated="3" table:style-name="ACE-2"/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 office:value-type="float" office:value="7">
            <text:p>7</text:p>
          </table:table-cell>
          <table:table-cell table:style-name="ACE-2" table:formula="of:=VLOOKUP([.A39];[.D$3:.E$12];2)" office:value-type="float" office:value="13">
            <text:p>13</text:p>
          </table:table-cell>
          <table:table-cell table:style-name="Gnumeric-default"/>
          <table:table-cell table:number-columns-repeated="3" table:style-name="ACE-2"/>
          <table:table-cell table:number-columns-repeated="1018" table:style-name="Gnumeric-default"/>
          <table:table-cell table:number-columns-repeated="15360" table:style-name="ACE-8"/>
        </table:table-row>
        <table:table-row table:style-name="AROW-2">
          <table:table-cell table:style-name="ACE-2"/>
          <table:table-cell table:style-name="ACE-3" table:formula="of:=SUM([.B3:.B39])" office:value-type="float" office:value="401">
            <text:p>401</text:p>
          </table:table-cell>
          <table:table-cell table:style-name="Gnumeric-default"/>
          <table:table-cell table:number-columns-repeated="3" table:style-name="ACE-2"/>
          <table:table-cell table:number-columns-repeated="1018" table:style-name="Gnumeric-default"/>
          <table:table-cell table:number-columns-repeated="15360" table:style-name="ACE-8"/>
        </table:table-row>
        <table:table-row table:style-name="AROW-0" table:number-rows-repeated="1048536">
          <table:table-cell table:number-columns-repeated="16384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9" table:style-name="ACOL-1" table:number-columns-repeated="1024"/>
        <table:table-column table:default-cell-style-name="ACE-10" table:style-name="ACOL-0" table:number-columns-repeated="15360"/>
        <table:table-row table:style-name="AROW-0" table:number-rows-repeated="1048576">
          <table:table-cell table:number-columns-repeated="16384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11" table:style-name="ACOL-1" table:number-columns-repeated="1024"/>
        <table:table-column table:default-cell-style-name="ACE-12" table:style-name="ACOL-0" table:number-columns-repeated="15360"/>
        <table:table-row table:style-name="AROW-0" table:number-rows-repeated="1048576">
          <table:table-cell table:number-columns-repeated="16384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7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.00000000000024pt" svg:height="48.00000000000024pt" style:dynamic-spacing="true"/>
      </style:header-style>
      <style:footer-style>
        <style:header-footer-properties fo:border="none" style:shadow="none" fo:padding="0pt" fo:margin="0pt" fo:min-height="48.00000000000024pt" svg:height="48.00000000000024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.00000000000024pt" svg:height="48.00000000000024pt" style:dynamic-spacing="true"/>
      </style:header-style>
      <style:footer-style>
        <style:header-footer-properties fo:border="none" style:shadow="none" fo:padding="0pt" fo:margin="0pt" fo:min-height="48.00000000000024pt" svg:height="48.00000000000024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.00000000000024pt" svg:height="48.00000000000024pt" style:dynamic-spacing="true"/>
      </style:header-style>
      <style:footer-style>
        <style:header-footer-properties fo:border="none" style:shadow="none" fo:padding="0pt" fo:margin="0pt" fo:min-height="48.00000000000024pt" svg:height="48.00000000000024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pan>Sans,Regular"2</text:span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Sans,Regular"2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pan>Sans,Regular"2</text:span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Sans,Regular"2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pan>Sans,Regular"2</text:span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Sans,Regular"2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AppVersion" meta:value-type="string">1.1246</meta:user-defined>
    <dc:creator/>
    <dc:date>2020-06-20T01:18:09Z</dc:date>
    <dc:description/>
    <dc:language>en-US</dc:language>
    <dc:subject/>
    <dc:title/>
    <meta:creation-date>2020-05-25T13:48:51Z</meta:creation-date>
    <meta:editing-cycles>5</meta:editing-cycles>
    <meta:editing-duration>5</meta:editing-duration>
    <meta:generator>gnumeric/1.12.46</meta:generator>
    <meta:initial-creator/>
    <meta:user-defined meta:name="meta:template" meta:value-type="string"/>
  </office:meta>
</office:document-meta>
</file>